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947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947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947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947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947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947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947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947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947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947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947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947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947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947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947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947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947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siris Yulieth  Jiménez Gutiérre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4216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élica Maria  Gutiérrez Estrenior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72805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1.4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1" meta:non-whitespace-character-count="1010"/>
    <meta:template xlink:type="simple" xlink:actuate="onRequest" xlink:title="Normal" xlink:href=""/>
  </office:meta>
</office:document-meta>
</file>